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6.46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5.966cm" fo:min-width="21.966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4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9.089cm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0cm"/>
    </style:style>
    <style:style style:name="gr6" style:family="graphic" style:parent-style-name="standard">
      <style:graphic-properties svg:stroke-color="#000000" draw:fill-color="#dd9670" draw:textarea-horizontal-align="justify" draw:textarea-vertical-align="middle" draw:auto-grow-height="false" fo:min-height="1cm" fo:min-width="1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8.75cm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 fo:min-height="1.5cm" fo:min-width="1.25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75cm" fo:min-width="0cm"/>
    </style:style>
    <style:style style:name="gr11" style:family="graphic" style:parent-style-name="standard">
      <style:graphic-properties draw:stroke="none" draw:fill-color="#dd9670" draw:textarea-horizontal-align="justify" draw:textarea-vertical-align="middle" draw:auto-grow-height="false" fo:min-height="2cm" fo:min-width="0.25cm"/>
    </style:style>
    <style:style style:name="gr12" style:family="graphic" style:parent-style-name="standard">
      <style:graphic-properties draw:stroke="none" draw:fill-color="#dd9670" draw:textarea-horizontal-align="justify" draw:textarea-vertical-align="middle" draw:auto-grow-height="false" fo:min-height="0.25cm" fo:min-width="1cm"/>
    </style:style>
    <style:style style:name="gr13" style:family="graphic" style:parent-style-name="standard">
      <style:graphic-properties draw:stroke="none" draw:fill-color="#dd967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0.25cm"/>
    </style:style>
    <style:style style:name="gr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1.75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000000" draw:fill-color="#dd9670" draw:textarea-horizontal-align="justify" draw:textarea-vertical-align="middle" draw:auto-grow-height="false" fo:min-height="1cm" fo:min-width="2.7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3cm"/>
    </style:style>
    <style:style style:name="gr19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5cm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stroke="none" draw:fill="solid" draw:fill-color="#ffff00" draw:opacity="100%" draw:opacity-name="Transparency_20_1" draw:textarea-horizontal-align="justify" draw:textarea-vertical-align="middle" draw:auto-grow-height="false" fo:min-height="0.458cm" fo:min-width="0.208cm" fo:wrap-option="wrap"/>
    </style:style>
    <style:style style:name="gr26" style:family="graphic" style:parent-style-name="standard">
      <style:graphic-properties draw:stroke="none" draw:fill="solid" draw:fill-color="#999999" draw:opacity="100%" draw:opacity-name="Transparency_20_1" draw:textarea-horizontal-align="justify" draw:textarea-vertical-align="middle" draw:auto-grow-height="false" fo:min-height="0.458cm" fo:min-width="0.208cm" fo:wrap-option="wrap"/>
    </style:style>
    <style:style style:name="gr27" style:family="graphic" style:parent-style-name="standard">
      <style:graphic-properties svg:stroke-color="#999999" draw:fill-color="#808080" draw:textarea-horizontal-align="justify" draw:textarea-vertical-align="middle" draw:auto-grow-height="false" fo:min-height="0.25cm" fo:min-width="0.25cm" loext:glow-color="#999999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11.75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0.5cm" fo:min-width="3.2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4.5cm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0.75cm" fo:min-width="3.25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282cm" fo:min-width="0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967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style:paragraph-properties fo:margin-left="0cm" fo:margin-right="0cm" fo:margin-top="0.1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00" draw:opacity="100%" draw:opacity-name="Transparency_20_1"/>
      <style:paragraph-properties fo:text-align="center"/>
    </style:style>
    <style:style style:name="P14" style:family="paragraph">
      <loext:graphic-properties draw:fill="solid" draw:fill-color="#999999" draw:opacity="100%" draw:opacity-name="Transparency_20_1"/>
      <style:paragraph-properties fo:text-align="center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cm" svg:height="16.75cm" svg:x="2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5cm" svg:height="16.25cm" svg:x="2.7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25cm" svg:x="3.2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3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3.2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3.25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3.2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15.161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89cm" svg:height="1.5cm" svg:x="15.161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89cm" svg:height="1.5cm" svg:x="15.16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89cm" svg:height="1.5cm" svg:x="15.16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5cm" svg:height="3.5cm" svg:x="2.5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3.5cm" svg:x="2.5cm" svg:y="6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3.5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3.5cm" svg:x="2.5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25cm" svg:x="13.25cm" svg:y="1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25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25cm" svg:height="0.25cm" svg:x="13.2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75cm" svg:height="1.75cm" svg:x="23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5cm" svg:height="1cm" svg:x="2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5cm" svg:height="2.25cm" svg:x="22.7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5cm" svg:x="23.5cm" svg:y="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25cm" svg:height="0.25cm" svg:x="25cm" svg:y="4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5cm" svg:height="2cm" svg:x="25cm" svg:y="16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25cm" svg:height="0.25cm" svg:x="25.2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5.25cm" svg:y1="18.25cm" svg:x2="25.5cm" svg:y2="18.25cm">
          <text:p/>
        </draw:line>
        <draw:path draw:style-name="gr16" draw:text-style-name="P1" draw:layer="layout" svg:width="2.657cm" svg:height="0cm" draw:transform="rotate (0.718901118896464) translate (25.5cm 18.25cm)" svg:viewBox="0 0 2658 0" svg:d="M0 0c886 0 1772 0 2658 0">
          <text:p/>
        </draw:path>
        <draw:custom-shape draw:style-name="gr17" draw:text-style-name="P3" draw:layer="layout" svg:width="3.25cm" svg:height="1.25cm" svg:x="19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cm" svg:height="0.25cm" svg:x="16.25cm" svg:y="18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5cm" svg:height="0.25cm" svg:x="23.25cm" svg:y="18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0.25cm" svg:x="21.75cm" svg:y="18.5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6.25cm" svg:y1="5.25cm" svg:x2="6.25cm" svg:y2="6.25cm">
          <text:p/>
        </draw:line>
        <draw:line draw:style-name="gr21" draw:text-style-name="P1" draw:layer="layout" svg:x1="9.25cm" svg:y1="5.25cm" svg:x2="9.25cm" svg:y2="6.25cm">
          <text:p/>
        </draw:line>
        <draw:line draw:style-name="gr21" draw:text-style-name="P1" draw:layer="layout" svg:x1="6.25cm" svg:y1="8cm" svg:x2="6.25cm" svg:y2="9cm">
          <text:p/>
        </draw:line>
        <draw:line draw:style-name="gr21" draw:text-style-name="P1" draw:layer="layout" svg:x1="9.25cm" svg:y1="8cm" svg:x2="9.25cm" svg:y2="9cm">
          <text:p/>
        </draw:line>
        <draw:line draw:style-name="gr21" draw:text-style-name="P1" draw:layer="layout" svg:x1="6.25cm" svg:y1="10.75cm" svg:x2="6.25cm" svg:y2="11.75cm">
          <text:p/>
        </draw:line>
        <draw:line draw:style-name="gr21" draw:text-style-name="P1" draw:layer="layout" svg:x1="9.25cm" svg:y1="10.75cm" svg:x2="9.25cm" svg:y2="11.75cm">
          <text:p/>
        </draw:line>
        <draw:line draw:style-name="gr21" draw:text-style-name="P1" draw:layer="layout" svg:x1="6.25cm" svg:y1="13.5cm" svg:x2="6.25cm" svg:y2="14.5cm">
          <text:p/>
        </draw:line>
        <draw:line draw:style-name="gr21" draw:text-style-name="P1" draw:layer="layout" svg:x1="9.25cm" svg:y1="13.5cm" svg:x2="9.25cm" svg:y2="14.5cm">
          <text:p/>
        </draw:line>
        <draw:line draw:style-name="gr21" draw:text-style-name="P1" draw:layer="layout" svg:x1="6.25cm" svg:y1="16.25cm" svg:x2="6.25cm" svg:y2="17.25cm">
          <text:p/>
        </draw:line>
        <draw:line draw:style-name="gr21" draw:text-style-name="P1" draw:layer="layout" svg:x1="9.25cm" svg:y1="16.25cm" svg:x2="9.25cm" svg:y2="17.25cm">
          <text:p/>
        </draw:line>
        <draw:line draw:style-name="gr21" draw:text-style-name="P1" draw:layer="layout" svg:x1="18cm" svg:y1="5.75cm" svg:x2="18cm" svg:y2="6.75cm">
          <text:p/>
        </draw:line>
        <draw:line draw:style-name="gr21" draw:text-style-name="P1" draw:layer="layout" svg:x1="21.25cm" svg:y1="5.75cm" svg:x2="21.25cm" svg:y2="6.75cm">
          <text:p/>
        </draw:line>
        <draw:line draw:style-name="gr21" draw:text-style-name="P1" draw:layer="layout" svg:x1="18cm" svg:y1="8.5cm" svg:x2="18cm" svg:y2="9.5cm">
          <text:p/>
        </draw:line>
        <draw:line draw:style-name="gr21" draw:text-style-name="P1" draw:layer="layout" svg:x1="21.25cm" svg:y1="8.5cm" svg:x2="21.25cm" svg:y2="9.5cm">
          <text:p/>
        </draw:line>
        <draw:line draw:style-name="gr21" draw:text-style-name="P1" draw:layer="layout" svg:x1="18cm" svg:y1="11.25cm" svg:x2="18cm" svg:y2="12.25cm">
          <text:p/>
        </draw:line>
        <draw:line draw:style-name="gr21" draw:text-style-name="P1" draw:layer="layout" svg:x1="21.25cm" svg:y1="11.25cm" svg:x2="21.25cm" svg:y2="12.25cm">
          <text:p/>
        </draw:line>
        <draw:line draw:style-name="gr21" draw:text-style-name="P1" draw:layer="layout" svg:x1="18cm" svg:y1="14cm" svg:x2="18cm" svg:y2="15cm">
          <text:p/>
        </draw:line>
        <draw:line draw:style-name="gr21" draw:text-style-name="P1" draw:layer="layout" svg:x1="21.25cm" svg:y1="14cm" svg:x2="21.25cm" svg:y2="15cm">
          <text:p/>
        </draw:line>
        <draw:frame draw:style-name="gr22" draw:text-style-name="P10" draw:layer="layout" svg:width="6.75cm" svg:height="0.962cm" draw:transform="rotate (1.5707963267949) translate (25.538cm 14.75cm)">
          <draw:text-box>
            <text:p text:style-name="P9"><text:span text:style-name="T1"><text:s text:c="10"/></text:span><text:span text:style-name="T1">Pared B</text:span></text:p>
          </draw:text-box>
        </draw:frame>
        <draw:frame draw:style-name="gr23" draw:text-style-name="P12" draw:layer="layout" svg:width="6.75cm" svg:height="0.962cm" svg:x="9.75cm" svg:y="1.25cm">
          <draw:text-box>
            <text:p text:style-name="P11"><text:span text:style-name="T1"><text:s text:c="10"/></text:span><text:span text:style-name="T1">Pared C</text:span></text:p>
          </draw:text-box>
        </draw:frame>
        <draw:frame draw:style-name="gr23" draw:text-style-name="P12" draw:layer="layout" svg:width="6.75cm" svg:height="0.962cm" svg:x="9.75cm" svg:y="1.25cm">
          <draw:text-box>
            <text:p text:style-name="P11"><text:span text:style-name="T1"><text:s text:c="10"/></text:span><text:span text:style-name="T1">Pared C</text:span></text:p>
          </draw:text-box>
        </draw:frame>
        <draw:frame draw:style-name="gr24" draw:text-style-name="P10" draw:layer="layout" svg:width="6.75cm" svg:height="0.962cm" draw:transform="rotate (1.5707963267949) translate (1.288cm 14.25cm)">
          <draw:text-box>
            <text:p text:style-name="P9"><text:span text:style-name="T1"><text:s text:c="10"/></text:span><text:span text:style-name="T1">Pared A</text:span></text:p>
          </draw:text-box>
        </draw:frame>
        <draw:frame draw:style-name="gr23" draw:text-style-name="P12" draw:layer="layout" svg:width="6.75cm" svg:height="0.962cm" svg:x="10.25cm" svg:y="19.038cm">
          <draw:text-box>
            <text:p text:style-name="P11"><text:span text:style-name="T1"><text:s text:c="10"/></text:span><text:span text:style-name="T1">Pared D</text:span></text:p>
          </draw:text-box>
        </draw:frame>
        <draw:custom-shape draw:style-name="gr25" draw:text-style-name="P13" draw:layer="layout" svg:width="1cm" svg:height="1cm" svg:x="11.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cm" svg:height="1cm" svg:x="11.2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cm" svg:height="1cm" svg:x="11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cm" svg:height="1cm" svg:x="15.7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cm" svg:height="1cm" svg:x="15.7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cm" svg:height="1cm" svg:x="15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75cm" svg:height="0.5cm" svg:x="15cm" svg:y="8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8" draw:text-style-name="P4" draw:layer="layout" svg:width="12.25cm" svg:height="3.25cm" svg:x="2.5cm" svg:y="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2.25cm" svg:height="3.25cm" svg:x="14.75cm" svg:y="7.5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0.5cm" svg:y1="7.75cm" svg:x2="10.5cm" svg:y2="10.5cm">
          <text:p/>
        </draw:line>
        <draw:line draw:style-name="gr21" draw:text-style-name="P1" draw:layer="layout" svg:x1="10.5cm" svg:y1="7.75cm" svg:x2="10.5cm" svg:y2="10.5cm">
          <text:p/>
        </draw:line>
        <draw:line draw:style-name="gr21" draw:text-style-name="P1" draw:layer="layout" svg:x1="18.75cm" svg:y1="7.75cm" svg:x2="18.75cm" svg:y2="10.5cm">
          <text:p/>
        </draw:line>
        <draw:line draw:style-name="gr21" draw:text-style-name="P1" draw:layer="layout" svg:x1="10.25cm" svg:y1="8cm" svg:x2="10.75cm" svg:y2="8cm">
          <text:p/>
        </draw:line>
        <draw:line draw:style-name="gr21" draw:text-style-name="P1" draw:layer="layout" svg:x1="10.25cm" svg:y1="10.25cm" svg:x2="10.75cm" svg:y2="10.25cm">
          <text:p/>
        </draw:line>
        <draw:line draw:style-name="gr21" draw:text-style-name="P1" draw:layer="layout" svg:x1="18.5cm" svg:y1="8cm" svg:x2="19cm" svg:y2="8cm">
          <text:p/>
        </draw:line>
        <draw:line draw:style-name="gr21" draw:text-style-name="P1" draw:layer="layout" svg:x1="18.5cm" svg:y1="10.25cm" svg:x2="19cm" svg:y2="10.25cm">
          <text:p/>
        </draw:line>
        <draw:custom-shape draw:style-name="gr29" draw:text-style-name="P16" draw:layer="layout" svg:width="3.75cm" svg:height="0.75cm" svg:x="8.5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3.75cm" svg:height="0.75cm" svg:x="8.5cm" svg:y="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3.75cm" svg:height="0.75cm" svg:x="16.75cm" svg:y="6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cm" svg:height="0.25cm" svg:x="12.25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cm" svg:height="0.25cm" svg:x="3.75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cm" svg:height="0.25cm" svg:x="20.5cm" svg:y="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75cm" svg:height="1cm" svg:x="4.25cm" svg:y="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75cm" svg:height="1cm" svg:x="12.75cm" svg:y="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75cm" svg:height="1cm" svg:x="21cm" svg:y="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25cm" svg:height="0.75cm" svg:x="8.7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0.25cm" svg:height="0.75cm" svg:x="17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0.25cm" svg:height="0.75cm" svg:x="25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2.25cm" svg:height="0.25cm" svg:x="5cm" svg:y="1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25cm" svg:height="0.25cm" svg:x="13.75cm" svg:y="1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25cm" svg:height="0.25cm" svg:x="22cm" svg:y="1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7T18:21:38.248000000</meta:creation-date>
    <dc:date>2021-11-28T08:08:00.878000000</dc:date>
    <meta:editing-duration>PT28M9S</meta:editing-duration>
    <meta:editing-cycles>11</meta:editing-cycles>
    <meta:generator>LibreOffice/7.2.0.4$Windows_X86_64 LibreOffice_project/9a9c6381e3f7a62afc1329bd359cc48accb6435b</meta:generator>
    <meta:document-statistic meta:object-count="86"/>
  </office:meta>
</office:document-meta>
</file>